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976cm"/>
    </style:style>
    <style:style style:name="co3" style:family="table-column">
      <style:table-column-properties fo:break-before="auto" style:column-width="15.45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>
            <text:p>Job</text:p>
          </table:table-cell>
          <table:table-cell office:value-type="string">
            <text:p>Action</text:p>
          </table:table-cell>
          <table:table-cell office:value-type="string">
            <text:p>Description</text:p>
          </table:table-cell>
          <table:table-cell office:value-type="string">
            <text:p>Type</text:p>
          </table:table-cell>
        </table:table-row>
        <table:table-row table:style-name="ro2">
          <table:table-cell office:value-type="string">
            <text:p>Farmers</text:p>
          </table:table-cell>
          <table:table-cell office:value-type="string">
            <text:p>grow food</text:p>
          </table:table-cell>
          <table:table-cell office:value-type="string">
            <text:p>Produce more food</text:p>
          </table:table-cell>
          <table:table-cell office:value-type="string">
            <text:p>Passive</text:p>
          </table:table-cell>
        </table:table-row>
        <table:table-row table:style-name="ro2">
          <table:table-cell/>
          <table:table-cell office:value-type="string">
            <text:p>use hydroponics</text:p>
          </table:table-cell>
          <table:table-cell office:value-type="string">
            <text:p>Use less water but more energy</text:p>
          </table:table-cell>
          <table:table-cell office:value-type="string">
            <text:p>Passive</text:p>
          </table:table-cell>
        </table:table-row>
        <table:table-row table:style-name="ro2">
          <table:table-cell/>
          <table:table-cell office:value-type="string">
            <text:p>use chemicals</text:p>
          </table:table-cell>
          <table:table-cell office:value-type="string">
            <text:p>Produce more food, but reduce people life span</text:p>
          </table:table-cell>
          <table:table-cell office:value-type="string">
            <text:p>Passive</text:p>
          </table:table-cell>
        </table:table-row>
        <table:table-row table:style-name="ro2">
          <table:table-cell office:value-type="string">
            <text:p>Astronomers</text:p>
          </table:table-cell>
          <table:table-cell office:value-type="string">
            <text:p>discover</text:p>
          </table:table-cell>
          <table:table-cell office:value-type="string">
            <text:p>Increase zoom out, creates a weak link between planets</text:p>
          </table:table-cell>
          <table:table-cell office:value-type="string">
            <text:p>Active</text:p>
          </table:table-cell>
        </table:table-row>
        <table:table-row table:style-name="ro2">
          <table:table-cell/>
          <table:table-cell office:value-type="string">
            <text:p>explore</text:p>
          </table:table-cell>
          <table:table-cell office:value-type="string">
            <text:p>Display aster ressources, creates a middle link between planets</text:p>
          </table:table-cell>
          <table:table-cell office:value-type="string">
            <text:p>Active</text:p>
          </table:table-cell>
        </table:table-row>
        <table:table-row table:style-name="ro2">
          <table:table-cell office:value-type="string">
            <text:p>Physicists</text:p>
          </table:table-cell>
          <table:table-cell office:value-type="string">
            <text:p>drain energy from</text:p>
          </table:table-cell>
          <table:table-cell office:value-type="string">
            <text:p>Get energy from aster</text:p>
          </table:table-cell>
          <table:table-cell office:value-type="string">
            <text:p>Active</text:p>
          </table:table-cell>
        </table:table-row>
        <table:table-row table:style-name="ro2">
          <table:table-cell/>
          <table:table-cell office:value-type="string">
            <text:p>develop weapons</text:p>
          </table:table-cell>
          <table:table-cell office:value-type="string">
            <text:p>Improve attack and defence</text:p>
          </table:table-cell>
          <table:table-cell office:value-type="string">
            <text:p>Passive</text:p>
          </table:table-cell>
        </table:table-row>
        <table:table-row table:style-name="ro2">
          <table:table-cell/>
          <table:table-cell office:value-type="string">
            <text:p>develop space travel</text:p>
          </table:table-cell>
          <table:table-cell office:value-type="string">
            <text:p>Improve exploration and merchandizing</text:p>
          </table:table-cell>
          <table:table-cell office:value-type="string">
            <text:p>Passive</text:p>
          </table:table-cell>
        </table:table-row>
        <table:table-row table:style-name="ro2">
          <table:table-cell office:value-type="string">
            <text:p>Biologists</text:p>
          </table:table-cell>
          <table:table-cell office:value-type="string">
            <text:p>develop medecine</text:p>
          </table:table-cell>
          <table:table-cell office:value-type="string">
            <text:p>Improve life span</text:p>
          </table:table-cell>
          <table:table-cell office:value-type="string">
            <text:p>Passive</text:p>
          </table:table-cell>
        </table:table-row>
        <table:table-row table:style-name="ro2">
          <table:table-cell/>
          <table:table-cell office:value-type="string">
            <text:p>detect life form</text:p>
          </table:table-cell>
          <table:table-cell office:value-type="string">
            <text:p>Display nearest player</text:p>
          </table:table-cell>
          <table:table-cell office:value-type="string">
            <text:p>Active</text:p>
          </table:table-cell>
        </table:table-row>
        <table:table-row table:style-name="ro2">
          <table:table-cell/>
          <table:table-cell office:value-type="string">
            <text:p>develop chemicals</text:p>
          </table:table-cell>
          <table:table-cell office:value-type="string">
            <text:p>Improve use of chemicals</text:p>
          </table:table-cell>
          <table:table-cell office:value-type="string">
            <text:p>Passive</text:p>
          </table:table-cell>
        </table:table-row>
        <table:table-row table:style-name="ro2">
          <table:table-cell office:value-type="string">
            <text:p>Army</text:p>
          </table:table-cell>
          <table:table-cell office:value-type="string">
            <text:p>colonize</text:p>
          </table:table-cell>
          <table:table-cell office:value-type="string">
            <text:p>Send army to planet and battle with other player's army, on win creates a strong link with planet</text:p>
          </table:table-cell>
          <table:table-cell office:value-type="string">
            <text:p>Active</text:p>
          </table:table-cell>
        </table:table-row>
        <table:table-row table:style-name="ro2">
          <table:table-cell/>
          <table:table-cell office:value-type="string">
            <text:p>defend</text:p>
          </table:table-cell>
          <table:table-cell office:value-type="string">
            <text:p>Defend a planet against other player's army</text:p>
          </table:table-cell>
          <table:table-cell office:value-type="string">
            <text:p>Active</text:p>
          </table:table-cell>
        </table:table-row>
        <table:table-row table:style-name="ro2">
          <table:table-cell/>
          <table:table-cell office:value-type="string">
            <text:p>nuke</text:p>
          </table:table-cell>
          <table:table-cell office:value-type="string">
            <text:p>Send a missile to a planet and destroy people, destroy link with planet</text:p>
          </table:table-cell>
          <table:table-cell office:value-type="string">
            <text:p>Active</text:p>
          </table:table-cell>
        </table:table-row>
        <table:table-row table:style-name="ro2">
          <table:table-cell/>
          <table:table-cell office:value-type="string">
            <text:p>negociate peace</text:p>
          </table:table-cell>
          <table:table-cell office:value-type="string">
            <text:p>Try to stop war with other player's planet</text:p>
          </table:table-cell>
          <table:table-cell office:value-type="string">
            <text:p>Active</text:p>
          </table:table-cell>
        </table:table-row>
        <table:table-row table:style-name="ro2">
          <table:table-cell office:value-type="string">
            <text:p>Merchants</text:p>
          </table:table-cell>
          <table:table-cell office:value-type="string">
            <text:p>send food to</text:p>
          </table:table-cell>
          <table:table-cell office:value-type="string">
            <text:p>if planet is hosted, player is asked to chose a ressource to deal with (water, energy, people)</text:p>
          </table:table-cell>
          <table:table-cell office:value-type="string">
            <text:p>Active</text:p>
          </table:table-cell>
        </table:table-row>
        <table:table-row table:style-name="ro2">
          <table:table-cell/>
          <table:table-cell office:value-type="string">
            <text:p>send water to</text:p>
          </table:table-cell>
          <table:table-cell office:value-type="string">
            <text:p>if planet is hosted, player is asked to chose a ressource to deal with (water, energy, people)</text:p>
          </table:table-cell>
          <table:table-cell office:value-type="string">
            <text:p>Active</text:p>
          </table:table-cell>
        </table:table-row>
        <table:table-row table:style-name="ro2">
          <table:table-cell/>
          <table:table-cell office:value-type="string">
            <text:p>send people to</text:p>
          </table:table-cell>
          <table:table-cell office:value-type="string">
            <text:p>if planet is hosted, player is asked to chose a ressource to deal with (water, energy, people)</text:p>
          </table:table-cell>
          <table:table-cell office:value-type="string">
            <text:p>Active</text:p>
          </table:table-cell>
        </table:table-row>
        <table:table-row table:style-name="ro1" table:number-rows-repeated="1048556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Feuille2" table:style-name="ta1">
        <table:table-column table:style-name="co1" table:default-cell-style-name="Default"/>
        <table:table-row table:style-name="ro3">
          <table:table-cell/>
        </table:table-row>
      </table:table>
      <table:table table:name="Feuille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hieu </meta:initial-creator>
    <meta:creation-date>2014-12-26T16:41:10</meta:creation-date>
    <dc:date>2014-12-26T18:19:12</dc:date>
    <dc:creator>Mathieu </dc:creator>
    <meta:editing-duration>PT1H5M30S</meta:editing-duration>
    <meta:editing-cycles>6</meta:editing-cycles>
    <meta:generator>LibreOffice/3.5$Linux_x86 LibreOffice_project/350m1$Build-2</meta:generator>
    <meta:document-statistic meta:table-count="3" meta:cell-count="64" meta:object-count="0"/>
  </office:meta>
</office:document-meta>
</file>